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ali" style:master-page-name="MPF0" style:family="paragraph">
      <style:paragraph-properties fo:break-before="page" style:page-number="auto"/>
    </style:style>
    <style:style style:name="P2" style:parent-style-name="Normaali" style:family="paragraph">
      <style:text-properties fo:hyphenate="true"/>
    </style:style>
    <style:style style:name="P3" style:parent-style-name="Eiväliä" style:family="paragraph">
      <style:paragraph-properties fo:margin-top="0.0277in" fo:margin-bottom="0.3888in" fo:line-height="90%"/>
    </style:style>
    <style:style style:name="T4" style:parent-style-name="Kappaleenoletusfontti" style:family="text">
      <style:text-properties fo:color="#4472C4" fo:font-size="36pt" style:font-size-asian="36pt" style:font-size-complex="36pt" fo:language="en" fo:country="US"/>
    </style:style>
    <style:style style:name="P5" style:parent-style-name="Eiväliä" style:family="paragraph">
      <style:paragraph-properties fo:margin-top="0.0277in" fo:margin-bottom="0.0277in"/>
    </style:style>
    <style:style style:name="T6" style:parent-style-name="Kappaleenoletusfontti" style:family="text">
      <style:text-properties fo:text-transform="uppercase" fo:color="#1F4E79" fo:font-size="14pt" style:font-size-asian="14pt" style:font-size-complex="14pt" fo:language="en" fo:country="US"/>
    </style:style>
    <style:style style:name="T7" style:parent-style-name="Kappaleenoletusfontti" style:family="text">
      <style:text-properties fo:text-transform="uppercase" fo:color="#1F4E79" fo:font-size="14pt" style:font-size-asian="14pt" style:font-size-complex="14pt" fo:language="en" fo:country="US"/>
    </style:style>
    <style:style style:name="P8" style:parent-style-name="Eiväliä" style:family="paragraph">
      <style:paragraph-properties fo:margin-top="0.0555in" fo:margin-bottom="0.0277in"/>
    </style:style>
    <style:style style:name="T9" style:parent-style-name="Kappaleenoletusfontti" style:family="text">
      <style:text-properties fo:text-transform="uppercase" fo:color="#5B9BD5" fo:font-size="12pt" style:font-size-asian="12pt" style:font-size-complex="12pt"/>
    </style:style>
    <style:style style:name="P10" style:parent-style-name="Eiväliä" style:family="paragraph">
      <style:paragraph-properties fo:text-align="end"/>
    </style:style>
    <style:style style:name="T11" style:parent-style-name="Kappaleenoletusfontti" style:family="text">
      <style:text-properties fo:color="#FFFFFF" fo:font-size="12pt" style:font-size-asian="12pt" style:font-size-complex="12pt"/>
    </style:style>
    <style:style style:name="P12" style:parent-style-name="Normaali" style:family="paragraph">
      <style:paragraph-properties fo:break-before="page"/>
      <style:text-properties fo:hyphenate="true"/>
    </style:style>
    <style:style style:name="P13" style:parent-style-name="Normaali" style:family="paragraph">
      <style:text-properties fo:language="en" fo:country="US"/>
    </style:style>
    <style:style style:name="P14" style:parent-style-name="Normaali" style:family="paragraph">
      <style:text-properties fo:language="en" fo:country="US"/>
    </style:style>
    <style:style style:name="P15" style:parent-style-name="Normaali" style:family="paragraph">
      <style:text-properties fo:language="en" fo:country="US"/>
    </style:style>
    <style:style style:name="P16" style:parent-style-name="Normaali" style:family="paragraph">
      <style:text-properties fo:language="en" fo:country="US"/>
    </style:style>
    <style:style style:name="P17" style:parent-style-name="Normaali" style:family="paragraph">
      <style:text-properties fo:language="en" fo:country="US"/>
    </style:style>
    <style:style style:name="P18" style:parent-style-name="Normaali" style:family="paragraph">
      <style:text-properties fo:language="en" fo:country="US"/>
    </style:style>
    <style:style style:name="P19" style:parent-style-name="Normaali" style:family="paragraph">
      <style:text-properties fo:language="en" fo:country="US"/>
    </style:style>
    <style:style style:name="P20" style:parent-style-name="Normaali" style:family="paragraph">
      <style:text-properties fo:language="en" fo:country="US"/>
    </style:style>
    <style:style style:name="P21" style:parent-style-name="Normaali" style:family="paragraph">
      <style:text-properties fo:language="en" fo:country="US"/>
    </style:style>
    <style:style style:name="P22" style:parent-style-name="Normaali" style:family="paragraph">
      <style:text-properties fo:language="en" fo:country="US"/>
    </style:style>
    <style:style style:name="P23" style:parent-style-name="Normaali" style:family="paragraph">
      <style:text-properties fo:language="en" fo:country="US"/>
    </style:style>
    <style:style style:name="P24" style:parent-style-name="Normaali" style:family="paragraph">
      <style:text-properties fo:language="en" fo:country="US"/>
    </style:style>
    <style:style style:name="P25" style:parent-style-name="Normaali" style:family="paragraph">
      <style:text-properties fo:language="en" fo:country="US"/>
    </style:style>
    <style:style style:name="P26" style:parent-style-name="Normaali" style:family="paragraph">
      <style:text-properties fo:language="en" fo:country="US"/>
    </style:style>
    <style:style style:name="P27" style:parent-style-name="Normaali" style:family="paragraph">
      <style:text-properties fo:language="en" fo:country="US"/>
    </style:style>
    <style:style style:name="P28" style:parent-style-name="Normaali" style:family="paragraph">
      <style:text-properties fo:language="en" fo:country="US"/>
    </style:style>
    <style:style style:name="P29" style:parent-style-name="Normaali" style:family="paragraph">
      <style:text-properties fo:language="en" fo:country="US"/>
    </style:style>
    <style:style style:name="P30" style:parent-style-name="Normaali" style:family="paragraph">
      <style:text-properties fo:language="en" fo:country="US"/>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draw:frame draw:z-index="251660288" draw:id="id0" draw:style-name="a0" draw:name="Tekstiruutu 131" text:anchor-type="paragraph" svg:x="1.30278in" svg:y="6.31458in" svg:width="5.27639in" svg:height="1.49722in" style:rel-width="scale" style:rel-height="scale"><draw:text-box><text:p text:style-name="P3"><text:span text:style-name="T4">Memory model</text:span></text:p><text:p text:style-name="P5"><text:span text:style-name="T6">Documentation on t</text:span><text:span text:style-name="T7">he memory model of the computer</text:span></text:p><text:p text:style-name="P8"><text:span text:style-name="T9">Erkka Kääriä</text:span></text:p></draw:text-box><svg:title/><svg:desc/></draw:frame><draw:custom-shape svg:x="6.85208in" svg:y="0.26875in" svg:width="0.62847in" svg:height="1.14028in" draw:z-index="251659264" draw:id="id1" draw:style-name="a1" draw:name="Suorakulmio 132" text:anchor-type="paragraph"><svg:title/><svg:desc/><text:p text:style-name="P10"><text:span text:style-name="T11">2018</text:span></text:p><draw:enhanced-geometry draw:type="non-primitive" svg:viewBox="0 0 21600 21600" draw:enhanced-path="M 0 0 L 21600 0 21600 21600 0 21600 Z N"/></draw:custom-shape></text:p>
      <text:p text:style-name="P12"/>
      <text:soft-page-break/>
      <text:p text:style-name="Normaali">-128kb ram</text:p>
      <text:p text:style-name="Normaali">-64kb address space</text:p>
      <text:p text:style-name="Normaali"/>
      <text:p text:style-name="Normaali">address space:</text:p>
      <text:p text:style-name="Normaali"/>
      <text:p text:style-name="Normaali">0kb <text:s text:c="10"/>4kb <text:s text:c="18"/>12kb <text:s text:c="13"/>20kb <text:s text:c="10"/>32kb <text:s text:c="22"/>48kb <text:s text:c="21"/>64kb<text:s/></text:p>
      <text:p text:style-name="P13">|IO space|KERNEL ROM|BASIC ROM| <text:s text:c="18"/>|Memory bank 2|Memory bank 3|</text:p>
      <text:p text:style-name="P14"><text:s text:c="54"/>|Memory bank #1|</text:p>
      <text:p text:style-name="P15"><text:s text:c="53"/>16kb</text:p>
      <text:p text:style-name="P16">-IO space occupies first 4k of address space ($0 - $FFF). Cannot be<text:s/>disabled, always present</text:p>
      <text:p text:style-name="P17">-Kernel rom occupies next 8kb of address space ($1000 - $2FF7). Cannot be<text:s/>disabled</text:p>
      <text:p text:style-name="P18">-Basic rom occupies next 8kb of address space ($2FF8<text:s/>– $4FF7). Can be enabled/disabled by writing into specific IO space address</text:p>
      <text:p text:style-name="P19">-Memory bank 1, occupies 16kb of address space starting from 16kb mark ($4000). First 8 kilobytes overlap with BASIC ROM area; if BASIC is enabled, writes into $4000-$5999 will be written into the mapped ram bank, but any reads will read from the BASIC ROM.</text:p>
      <text:p text:style-name="P20">-Memory bank 2, occupies 16kb of address space from address $8000 ($8000 - $BFFF).</text:p>
      <text:p text:style-name="P21">-Memory bank 3, occupies 16kb of address space from address $C000 ($C000- $FFFF)</text:p>
      <text:p text:style-name="P22"/>
      <text:p text:style-name="P23">-The 128kb ram is divided into 16kb areas, starting from physical address $0. These 16kb areas may be mapped to any of the three memory banks by writing values into the specific control register in IO space. As such, 48kb of ram is available at any given time, (40k readable if BASIC ROM is enabled)</text:p>
      <text:p text:style-name="P24"><text:s/></text:p>
      <text:p text:style-name="P25"/>
      <text:p text:style-name="P26"/>
      <text:p text:style-name="P27"/>
      <text:p text:style-name="P28">TBD: Graphics Memory location, stack default location, other<text:s/>things</text:p>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ja" style:country-asian="JP"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Eiväliä" style:display-name="Ei väliä" style:family="paragraph">
      <style:paragraph-properties style:vertical-align="auto" fo:margin-bottom="0in" fo:line-height="100%"/>
      <style:text-properties style:font-name="Calibri" style:font-name-asian="Yu Mincho" style:font-name-complex="Times New Roman" fo:hyphenate="true"/>
    </style:style>
    <style:style style:name="EiväliäChar" style:display-name="Ei väliä Char" style:family="text" style:parent-style-name="Kappaleenoletusfontti">
      <style:text-properties style:font-name="Calibri" style:font-name-asian="Yu Mincho"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emory model</dc:title>
    <dc:description/>
    <dc:subject>Documentation on the memory model of the computer</dc:subject>
    <meta:initial-creator>Erkka Kääriä</meta:initial-creator>
    <dc:creator>Erkka Kääriä</dc:creator>
    <meta:creation-date>2018-07-21T16:55:00Z</meta:creation-date>
    <dc:date>2018-07-21T17:13:00Z</dc:date>
    <meta:template xlink:href="Normal.dotm" xlink:type="simple"/>
    <meta:editing-cycles>8</meta:editing-cycles>
    <meta:editing-duration>PT1080S</meta:editing-duration>
    <meta:document-statistic meta:page-count="2" meta:paragraph-count="2" meta:word-count="164" meta:character-count="1493" meta:row-count="11" meta:non-whitespace-character-count="1331"/>
  </office:meta>
</office:document-meta>
</file>